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Roboto" svg:font-family="Roboto" style:font-pitch="variable"/>
    <style:font-face style:name="Roboto Light" svg:font-family="'Roboto Light'" style:font-pitch="variable"/>
    <style:font-face style:name="Roboto Light1" svg:font-family="'Roboto Light'" style:font-adornments="Regular" style:font-pitch="variable"/>
    <style:font-face style:name="Bree Serif" svg:font-family="'Bree Serif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bd05" officeooo:paragraph-rsid="0010bd05" style:language-asian="ja" style:country-asian="JP"/>
    </style:style>
    <style:style style:name="P2" style:family="paragraph" style:parent-style-name="Standard">
      <style:text-properties officeooo:rsid="00135f53" officeooo:paragraph-rsid="00134864" style:language-asian="ja" style:country-asian="JP"/>
    </style:style>
    <style:style style:name="P3" style:family="paragraph" style:parent-style-name="Standard">
      <style:text-properties officeooo:rsid="00135f53" officeooo:paragraph-rsid="00138959" style:language-asian="ja" style:country-asian="JP"/>
    </style:style>
    <style:style style:name="P4" style:family="paragraph" style:parent-style-name="Standard">
      <style:text-properties officeooo:rsid="00158621" officeooo:paragraph-rsid="00158621" style:language-asian="ja" style:country-asian="JP"/>
    </style:style>
    <style:style style:name="P5" style:family="paragraph" style:parent-style-name="Standard">
      <style:text-properties officeooo:rsid="00167538" officeooo:paragraph-rsid="00167538" style:language-asian="ja" style:country-asian="JP"/>
    </style:style>
    <style:style style:name="P6" style:family="paragraph" style:parent-style-name="Standard">
      <style:text-properties officeooo:rsid="0019a10e" officeooo:paragraph-rsid="0019a10e" style:language-asian="ja" style:country-asian="JP"/>
    </style:style>
    <style:style style:name="P7" style:family="paragraph" style:parent-style-name="Standard">
      <style:text-properties officeooo:rsid="001b9763" officeooo:paragraph-rsid="001b9763" style:language-asian="ja" style:country-asian="JP"/>
    </style:style>
    <style:style style:name="P8" style:family="paragraph" style:parent-style-name="Standard">
      <style:text-properties officeooo:rsid="001bdb59" officeooo:paragraph-rsid="001bdb59" style:language-asian="ja" style:country-asian="JP"/>
    </style:style>
    <style:style style:name="P9" style:family="paragraph" style:parent-style-name="Standard">
      <style:paragraph-properties fo:text-align="center" style:justify-single-word="false"/>
      <style:text-properties style:font-name="Bree Serif" fo:font-size="28pt" fo:letter-spacing="-0.0071in" fo:font-weight="normal" officeooo:rsid="0010bd05" officeooo:paragraph-rsid="0010bd05" style:font-size-asian="28pt" style:language-asian="ja" style:country-asian="JP" style:font-weight-asian="normal" style:font-size-complex="28pt" style:font-weight-complex="normal"/>
    </style:style>
    <style:style style:name="P10" style:family="paragraph" style:parent-style-name="Standard">
      <style:paragraph-properties fo:line-height="100%" fo:text-align="end" style:justify-single-word="false"/>
      <style:text-properties style:font-name="Bree Serif" fo:font-size="10pt" officeooo:rsid="0010bd05" officeooo:paragraph-rsid="001309f8" style:font-size-asian="10pt" style:language-asian="ja" style:country-asian="JP" style:font-size-complex="10pt"/>
    </style:style>
    <style:style style:name="P11" style:family="paragraph" style:parent-style-name="Standard">
      <style:paragraph-properties fo:line-height="150%" fo:text-align="end" style:justify-single-word="false"/>
      <style:text-properties style:font-name="Bree Serif" fo:font-size="10pt" officeooo:rsid="0010bd05" officeooo:paragraph-rsid="001309f8" style:font-size-asian="10pt" style:language-asian="ja" style:country-asian="JP" style:font-size-complex="10pt"/>
    </style:style>
    <style:style style:name="P12" style:family="paragraph" style:parent-style-name="Standard">
      <style:paragraph-properties fo:text-align="end" style:justify-single-word="false"/>
      <style:text-properties style:font-name="Bree Serif" fo:font-size="11pt" fo:letter-spacing="0.0043in" officeooo:rsid="0010bd05" officeooo:paragraph-rsid="0010bd05" style:font-size-asian="11pt" style:language-asian="ja" style:country-asian="JP" style:font-size-complex="11pt"/>
    </style:style>
    <style:style style:name="P13" style:family="paragraph" style:parent-style-name="Standard">
      <style:paragraph-properties fo:line-height="100%" fo:text-align="end" style:justify-single-word="false"/>
      <style:text-properties style:font-name="Bree Serif" fo:font-size="11pt" fo:letter-spacing="0.0043in" officeooo:rsid="0010bd05" officeooo:paragraph-rsid="0010bd05" style:font-size-asian="11pt" style:language-asian="ja" style:country-asian="JP" style:font-size-complex="11pt"/>
    </style:style>
    <style:style style:name="P14" style:family="paragraph" style:parent-style-name="Standard">
      <style:paragraph-properties fo:line-height="150%" fo:text-align="end" style:justify-single-word="false"/>
      <style:text-properties style:font-name="Bree Serif" fo:font-size="14pt" fo:letter-spacing="0.0043in" officeooo:rsid="0010bd05" officeooo:paragraph-rsid="0010bd05" style:font-size-asian="14pt" style:language-asian="ja" style:country-asian="JP" style:font-size-complex="14pt"/>
    </style:style>
    <style:style style:name="P15" style:family="paragraph" style:parent-style-name="Standard">
      <style:paragraph-properties fo:line-height="150%" fo:text-align="end" style:justify-single-word="false"/>
      <style:text-properties style:font-name="Bree Serif" fo:font-size="14pt" fo:letter-spacing="0.0043in" officeooo:rsid="001b9763" officeooo:paragraph-rsid="001b9763" style:font-size-asian="14pt" style:language-asian="ja" style:country-asian="JP" style:font-size-complex="14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Bree Serif" fo:font-size="14pt" fo:letter-spacing="-0.0071in" officeooo:rsid="0010bd05" officeooo:paragraph-rsid="0010bd05" style:font-size-asian="14pt" style:language-asian="ja" style:country-asian="JP" style:font-size-complex="14pt"/>
    </style:style>
    <style:style style:name="P17" style:family="paragraph" style:parent-style-name="Standard">
      <style:paragraph-properties fo:line-height="150%"/>
      <style:text-properties style:font-name="Bree Serif" fo:font-size="14pt" officeooo:rsid="00134864" officeooo:paragraph-rsid="00134864" style:font-size-asian="14pt" style:language-asian="ja" style:country-asian="JP" style:font-size-complex="14pt"/>
    </style:style>
    <style:style style:name="P18" style:family="paragraph" style:parent-style-name="Standard">
      <style:paragraph-properties fo:line-height="150%" fo:text-align="end" style:justify-single-word="false"/>
      <style:text-properties style:font-name="Roboto Light" officeooo:rsid="0010bd05" officeooo:paragraph-rsid="0010bd05" style:language-asian="ja" style:country-asian="JP"/>
    </style:style>
    <style:style style:name="P19" style:family="paragraph" style:parent-style-name="Standard">
      <style:paragraph-properties fo:text-align="end" style:justify-single-word="false"/>
      <style:text-properties style:font-name="Roboto Light" fo:font-size="10pt" officeooo:rsid="0010bd05" officeooo:paragraph-rsid="0010bd05" style:font-size-asian="10pt" style:language-asian="ja" style:country-asian="JP" style:font-size-complex="10pt"/>
    </style:style>
    <style:style style:name="P20" style:family="paragraph" style:parent-style-name="Standard">
      <style:paragraph-properties fo:line-height="100%" fo:text-align="end" style:justify-single-word="false"/>
      <style:text-properties style:font-name="Roboto Light" fo:font-size="10pt" officeooo:rsid="0010bd05" officeooo:paragraph-rsid="0010bd05" style:font-size-asian="10pt" style:language-asian="ja" style:country-asian="JP" style:font-size-complex="10pt"/>
    </style:style>
    <style:style style:name="P21" style:family="paragraph" style:parent-style-name="Standard">
      <style:paragraph-properties fo:line-height="150%" fo:text-align="end" style:justify-single-word="false"/>
      <style:text-properties style:font-name="Roboto Light" fo:font-size="10pt" officeooo:rsid="0010bd05" officeooo:paragraph-rsid="0010bd05" style:font-size-asian="10pt" style:language-asian="ja" style:country-asian="JP" style:font-size-complex="10pt"/>
    </style:style>
    <style:style style:name="P22" style:family="paragraph" style:parent-style-name="Standard">
      <style:text-properties fo:font-size="14pt" officeooo:rsid="0012e86e" officeooo:paragraph-rsid="0012e86e" style:font-size-asian="14pt" style:language-asian="ja" style:country-asian="JP" style:font-size-complex="14pt"/>
    </style:style>
    <style:style style:name="P23" style:family="paragraph" style:parent-style-name="Standard">
      <style:paragraph-properties fo:line-height="150%"/>
      <style:text-properties fo:font-size="14pt" officeooo:rsid="00133b40" officeooo:paragraph-rsid="00133b40" style:font-size-asian="14pt" style:language-asian="ja" style:country-asian="JP" style:font-size-complex="14pt"/>
    </style:style>
    <style:style style:name="P24" style:family="paragraph" style:parent-style-name="Standard">
      <style:text-properties style:font-name="Arial" officeooo:rsid="00135f53" officeooo:paragraph-rsid="00138959" style:language-asian="ja" style:country-asian="JP"/>
    </style:style>
    <style:style style:name="P25" style:family="paragraph" style:parent-style-name="Standard">
      <style:text-properties style:font-name="Arial" fo:font-size="11pt" fo:font-weight="normal" officeooo:rsid="00134864" officeooo:paragraph-rsid="00134864" style:font-size-asian="11pt" style:language-asian="ja" style:country-asian="JP" style:font-weight-asian="normal" style:font-size-complex="11pt" style:font-weight-complex="normal"/>
    </style:style>
    <style:style style:name="P26" style:family="paragraph" style:parent-style-name="Standard">
      <style:paragraph-properties fo:line-height="150%"/>
      <style:text-properties style:font-name="Arial" fo:font-size="11pt" fo:font-weight="normal" officeooo:rsid="00134864" officeooo:paragraph-rsid="00134864" style:font-size-asian="11pt" style:language-asian="ja" style:country-asian="JP" style:font-weight-asian="normal" style:font-size-complex="11pt" style:font-weight-complex="normal"/>
    </style:style>
    <style:style style:name="P27" style:family="paragraph" style:parent-style-name="Standard">
      <style:text-properties style:font-name="Arial" fo:font-size="11pt" officeooo:rsid="00134864" officeooo:paragraph-rsid="00134864" style:font-size-asian="11pt" style:language-asian="ja" style:country-asian="JP" style:font-size-complex="11pt"/>
    </style:style>
    <style:style style:name="P28" style:family="paragraph" style:parent-style-name="Standard">
      <style:paragraph-properties fo:line-height="150%"/>
      <style:text-properties style:font-name="Arial" fo:font-size="12pt" fo:font-weight="normal" officeooo:rsid="00134864" officeooo:paragraph-rsid="00134864" style:font-size-asian="12pt" style:language-asian="ja" style:country-asian="JP" style:font-weight-asian="normal" style:font-size-complex="12pt" style:font-weight-complex="normal"/>
    </style:style>
    <style:style style:name="P29" style:family="paragraph" style:parent-style-name="Standard">
      <style:paragraph-properties fo:line-height="150%"/>
      <style:text-properties style:font-name="Roboto Light1" fo:font-size="11pt" officeooo:rsid="00135f53" officeooo:paragraph-rsid="00138959" style:font-size-asian="11pt" style:language-asian="ja" style:country-asian="JP" style:font-size-complex="11pt"/>
    </style:style>
    <style:style style:name="P30" style:family="paragraph" style:parent-style-name="Standard">
      <style:text-properties style:font-name="Roboto Light1" fo:font-size="11pt" officeooo:rsid="00135f53" officeooo:paragraph-rsid="00134864" style:font-size-asian="11pt" style:language-asian="ja" style:country-asian="JP" style:font-size-complex="11pt"/>
    </style:style>
    <style:style style:name="P31" style:family="paragraph" style:parent-style-name="Standard">
      <style:text-properties style:font-name="Roboto Light1" fo:font-size="11pt" officeooo:rsid="00135f53" officeooo:paragraph-rsid="00138959" style:font-size-asian="11pt" style:language-asian="ja" style:country-asian="JP" style:font-size-complex="11pt"/>
    </style:style>
    <style:style style:name="P32" style:family="paragraph" style:parent-style-name="Standard">
      <style:paragraph-properties fo:line-height="150%"/>
      <style:text-properties style:font-name="Roboto Light1" fo:font-size="11pt" officeooo:rsid="00158621" officeooo:paragraph-rsid="00158621" style:font-size-asian="11pt" style:language-asian="ja" style:country-asian="JP" style:font-size-complex="11pt"/>
    </style:style>
    <style:style style:name="P33" style:family="paragraph" style:parent-style-name="Standard">
      <style:paragraph-properties fo:line-height="100%"/>
      <style:text-properties style:font-name="Roboto Light1" fo:font-size="11pt" officeooo:rsid="00158621" officeooo:paragraph-rsid="00158621" style:font-size-asian="11pt" style:language-asian="ja" style:country-asian="JP" style:font-size-complex="11pt"/>
    </style:style>
    <style:style style:name="P34" style:family="paragraph" style:parent-style-name="Standard" style:list-style-name="L1">
      <style:paragraph-properties fo:line-height="100%"/>
      <style:text-properties style:font-name="Roboto Light1" fo:font-size="10.5pt" officeooo:rsid="00158621" officeooo:paragraph-rsid="00158621" style:font-size-asian="10.5pt" style:language-asian="ja" style:country-asian="JP" style:font-size-complex="10.5pt"/>
    </style:style>
    <style:style style:name="P35" style:family="paragraph" style:parent-style-name="Standard" style:list-style-name="L1">
      <style:paragraph-properties fo:line-height="100%"/>
      <style:text-properties style:font-name="Roboto Light1" fo:font-size="10.5pt" officeooo:rsid="0019a10e" officeooo:paragraph-rsid="0019a10e" style:font-size-asian="10.5pt" style:language-asian="ja" style:country-asian="JP" style:font-size-complex="10.5pt"/>
    </style:style>
    <style:style style:name="P36" style:family="paragraph" style:parent-style-name="Standard" style:list-style-name="L1">
      <style:paragraph-properties fo:line-height="100%"/>
      <style:text-properties style:font-name="Roboto Light1" fo:font-size="10.5pt" officeooo:rsid="0019a10e" officeooo:paragraph-rsid="001b9763" style:font-size-asian="10.5pt" style:language-asian="ja" style:country-asian="JP" style:font-size-complex="10.5pt"/>
    </style:style>
    <style:style style:name="P37" style:family="paragraph" style:parent-style-name="Standard">
      <style:text-properties officeooo:paragraph-rsid="0012e86e"/>
    </style:style>
    <style:style style:name="P38" style:family="paragraph" style:parent-style-name="Standard">
      <style:paragraph-properties fo:line-height="150%" fo:text-align="end" style:justify-single-word="false"/>
      <style:text-properties fo:font-size="10pt" officeooo:rsid="0010bd05" officeooo:paragraph-rsid="0010bd05" style:font-size-asian="10pt" style:language-asian="ja" style:country-asian="JP" style:font-size-complex="10pt"/>
    </style:style>
    <style:style style:name="T1" style:family="text">
      <style:text-properties style:font-name="Bree Serif"/>
    </style:style>
    <style:style style:name="T2" style:family="text">
      <style:text-properties style:font-name="Roboto Light"/>
    </style:style>
    <style:style style:name="T3" style:family="text">
      <style:text-properties style:font-name="Roboto Light" officeooo:rsid="001309f8"/>
    </style:style>
    <style:style style:name="T4" style:family="text">
      <style:text-properties officeooo:rsid="00110f7c"/>
    </style:style>
    <style:style style:name="T5" style:family="text">
      <style:text-properties style:font-name="Arial"/>
    </style:style>
    <style:style style:name="T6" style:family="text">
      <style:text-properties style:font-name="Arial" fo:font-size="11pt" style:font-size-asian="11pt" style:font-size-complex="11pt"/>
    </style:style>
    <style:style style:name="T7" style:family="text">
      <style:text-properties officeooo:rsid="0014be86"/>
    </style:style>
    <style:style style:name="fr1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Sect1" style:family="section">
      <style:section-properties fo:background-color="transparent" text:dont-balance-text-columns="false" style:editable="false">
        <style:columns fo:column-count="1" fo:column-gap="0in"/>
        <style:background-image/>
      </style:section-properties>
    </style:style>
    <style:style style:name="Sect2" style:family="section">
      <style:section-properties text:dont-balance-text-columns="true" style:editable="false">
        <style:columns fo:column-count="3">
          <style:column-sep style:width="0.0035in" style:color="#000000" style:height="100%" style:style="solid"/>
          <style:column style:rel-width="2664*" fo:start-indent="0in" fo:end-indent="0.05in"/>
          <style:column style:rel-width="1584*" fo:start-indent="0.05in" fo:end-indent="0.05in"/>
          <style:column style:rel-width="6840*" fo:start-indent="0.05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margin-left="0.1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3.4299in" svg:y="1.5736in" svg:width="4.6547in" svg:height="0.4799in" draw:z-index="0">
        <draw:text-box>
          <text:p text:style-name="P3"><text:span text:style-name="T5">Bachelor of Science in Biology</text:span></text:p>
          <text:p text:style-name="P29">University of Oregon</text:p>
        </draw:text-box>
      </draw:frame>
      <draw:frame draw:style-name="fr1" draw:name="Frame2" text:anchor-type="page" text:anchor-page-number="1" svg:x="3.4299in" svg:y="2.1256in" svg:width="4.6547in" svg:height="1.5008in" draw:z-index="1">
        <draw:text-box>
          <text:p text:style-name="P24">Extracurricular Studies in Computer Science</text:p>
          <text:p text:style-name="P31">University of California, Berkeley</text:p>
          <text:p text:style-name="P31">CS 61A: Structure and Interpretation of Computer Programs</text:p>
          <text:p text:style-name="P31">University of Helsinki</text:p>
          <text:p text:style-name="P31">Object-Oriented Programming with Java</text:p>
          <text:p text:style-name="P31">Princeton University</text:p>
          <text:p text:style-name="P31">COS 226: Algorithms and Data Structures</text:p>
        </draw:text-box>
      </draw:frame>
      <draw:frame draw:style-name="fr1" draw:name="Frame3" text:anchor-type="page" text:anchor-page-number="1" svg:x="3.4193in" svg:y="4.011in" svg:width="4.6547in" svg:height="1.2717in" draw:z-index="2">
        <draw:text-box>
          <text:p text:style-name="P4"><text:span text:style-name="T5">Bioinformatics Research Assistant</text:span></text:p>
          <text:p text:style-name="P33">University of Oregon Institute of Neuroscience</text:p>
          <text:list xml:id="list8824373054986809592" text:style-name="L1">
            <text:list-item>
              <text:p text:style-name="P34">Designed and created a GUI data parser in Python</text:p>
            </text:list-item>
            <text:list-item>
              <text:p text:style-name="P34">Analyzes transcriptome of Cuttlefish (over 1 million entries)</text:p>
            </text:list-item>
            <text:list-item>
              <text:p text:style-name="P34">Elegant interface providing efficient search and graph/chart output</text:p>
            </text:list-item>
            <text:list-item>
              <text:p text:style-name="P34">Utilizes Tkinter, Pandas, Matplotlib and Regular Expressions</text:p>
            </text:list-item>
          </text:list>
          <text:p text:style-name="P32"/>
        </draw:text-box>
      </draw:frame>
      <draw:frame draw:style-name="fr1" draw:name="Frame4" text:anchor-type="page" text:anchor-page-number="1" svg:x="3.4193in" svg:y="5.678in" svg:width="4.6547in" svg:height="0.8236in" draw:z-index="3">
        <draw:text-box>
          <text:p text:style-name="P5"><text:span text:style-name="T5">Flicker</text:span></text:p>
          <text:list xml:id="list130255459154272" text:continue-numbering="true" text:style-name="L1">
            <text:list-item>
              <text:p text:style-name="P35">Fully-featured Roguelike coded in Java</text:p>
            </text:list-item>
            <text:list-item>
              <text:p text:style-name="P35">Implemented in depth using OOP design principles</text:p>
            </text:list-item>
            <text:list-item>
              <text:p text:style-name="P35">Sprite rendering/animation, game design fundamentals</text:p>
            </text:list-item>
          </text:list>
          <text:p text:style-name="P32"/>
        </draw:text-box>
      </draw:frame>
      <draw:frame draw:style-name="fr1" draw:name="Frame5" text:anchor-type="page" text:anchor-page-number="1" svg:x="3.4193in" svg:y="6.5528in" svg:width="4.6547in" svg:height="0.8236in" draw:z-index="4">
        <draw:text-box>
          <text:p text:style-name="P6"><text:span text:style-name="T5">Cartographer</text:span></text:p>
          <text:list xml:id="list130255459178742" text:continue-numbering="true" text:style-name="L1">
            <text:list-item>
              <text:p text:style-name="P35">Cave, maze and dungeon creator via cellular automata, coded in Java</text:p>
            </text:list-item>
            <text:list-item>
              <text:p text:style-name="P35">Swing GUI with varied construction options</text:p>
            </text:list-item>
            <text:list-item>
              <text:p text:style-name="P35">Utilizes threads, interfaces and clean separation of responsibilities</text:p>
            </text:list-item>
          </text:list>
          <text:p text:style-name="P32"/>
        </draw:text-box>
      </draw:frame>
      <draw:frame draw:style-name="fr1" draw:name="Frame6" text:anchor-type="page" text:anchor-page-number="1" svg:x="3.4193in" svg:y="7.4382in" svg:width="4.6547in" svg:height="0.6984in" draw:z-index="5">
        <draw:text-box>
          <text:p text:style-name="P7"><text:span text:style-name="T5">Personal Website/Portfolio</text:span></text:p>
          <text:list xml:id="list130255459164050" text:continue-numbering="true" text:style-name="L1">
            <text:list-item>
              <text:p text:style-name="P36">Personal website and portfolio hosted on Github Pages</text:p>
            </text:list-item>
            <text:list-item>
              <text:p text:style-name="P36">Handcrafted from the ground up using HTML5, CSS3 and JavaScript </text:p>
            </text:list-item>
          </text:list>
          <text:p text:style-name="P32"/>
        </draw:text-box>
      </draw:frame>
      <draw:frame draw:style-name="fr1" draw:name="Frame7" text:anchor-type="page" text:anchor-page-number="1" svg:x="3.4193in" svg:y="8.1362in" svg:width="4.6547in" svg:height="0.8862in" draw:z-index="6">
        <draw:text-box>
          <text:p text:style-name="P8"><text:span text:style-name="T5">Microblogger</text:span></text:p>
          <text:list xml:id="list130255459150992" text:continue-numbering="true" text:style-name="L1">
            <text:list-item>
              <text:p text:style-name="P35">Fully-featured blogging CMS hosted on Heroku</text:p>
            </text:list-item>
            <text:list-item>
              <text:p text:style-name="P35">Created with Django, PostgreSQL, HTML5, CSS3, and JavaScript</text:p>
            </text:list-item>
            <text:list-item>
              <text:p text:style-name="P35">Authentication, post/comment create/edit/delete, searchbar </text:p>
            </text:list-item>
          </text:list>
          <text:p text:style-name="P32"/>
        </draw:text-box>
      </draw:frame>
      <draw:frame draw:style-name="fr1" draw:name="Frame8" text:anchor-type="page" text:anchor-page-number="1" svg:x="3.4193in" svg:y="9.0217in" svg:width="4.6547in" svg:height="0.6673in" draw:z-index="7">
        <draw:text-box>
          <text:p text:style-name="P8"><text:span text:style-name="T5">Wa-Tor</text:span></text:p>
          <text:list xml:id="list130255459151955" text:continue-numbering="true" text:style-name="L1">
            <text:list-item>
              <text:p text:style-name="P35">Population dynamics simulation in Python with pygame</text:p>
            </text:list-item>
            <text:list-item>
              <text:p text:style-name="P35">Utilizes OOP design principles and event-driven game logic</text:p>
            </text:list-item>
          </text:list>
          <text:p text:style-name="P32"/>
        </draw:text-box>
      </draw:frame>
      <text:section text:style-name="Sect1" text:name="Header">
        <text:p text:style-name="P9">Galen Scovell</text:p>
        <text:p text:style-name="P16"><text:span text:style-name="T7">Entry-level </text:span>Developer</text:p>
      </text:section>
      <text:section text:style-name="Sect2" text:name="Body">
        <text:p text:style-name="P14"><text:span text:style-name="T4">c</text:span>ontact</text:p>
        <text:p text:style-name="P12">phone</text:p>
        <text:p text:style-name="P21">(541) 933 0048</text:p>
        <text:p text:style-name="P13">web</text:p>
        <text:p text:style-name="P20">galenscovell.github.io</text:p>
        <text:p text:style-name="P38"><text:span text:style-name="T2">galen.scovell@gmail.com</text:span></text:p>
        <text:p text:style-name="P12">profiles</text:p>
        <text:p text:style-name="P19">github.com/galenscovell</text:p>
        <text:p text:style-name="P19">linkedin.com/in/galenscovell</text:p>
        <text:p text:style-name="P18"/>
        <text:p text:style-name="P15">skills</text:p>
        <text:p text:style-name="P12">languages</text:p>
        <text:p text:style-name="P10"><text:span text:style-name="T2">Java, Python,</text:span></text:p>
        <text:p text:style-name="P11"><text:span text:style-name="T3">Ruby,</text:span><text:span text:style-name="T2"> JavaScript</text:span></text:p>
        <text:p text:style-name="P13">web</text:p>
        <text:p text:style-name="P21">HTML/CSS, Django, Sinatra</text:p>
        <text:p text:style-name="P12">other</text:p>
        <text:p text:style-name="P19">PostgreSQL, Git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22"/>
        <text:p text:style-name="P23"><text:span text:style-name="T1"/></text:p>
        <text:p text:style-name="P37"/>
        <text:p text:style-name="P37"/>
        <text:p text:style-name="P17">education</text:p>
        <text:p text:style-name="P26">2015</text:p>
        <text:p text:style-name="P26"/>
        <text:p text:style-name="P28">2014-Now</text:p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17">experience</text:p>
        <text:p text:style-name="P27">2015-Now</text:p>
        <text:p text:style-name="P27"/>
        <text:p text:style-name="P27"/>
        <text:p text:style-name="P27"/>
        <text:p text:style-name="P27"/>
        <text:p text:style-name="P17"/>
        <text:p text:style-name="P17">projects</text:p>
        <text:p text:style-name="P27">2015-Now</text:p>
        <text:p text:style-name="P27"/>
        <text:p text:style-name="P27"/>
        <text:p text:style-name="P27"/>
        <text:p text:style-name="P27"/>
        <text:p text:style-name="P27">2015</text:p>
        <text:p text:style-name="P27"/>
        <text:p text:style-name="P27"/>
        <text:p text:style-name="P27"/>
        <text:p text:style-name="P27"/>
        <text:p text:style-name="P27">2014</text:p>
        <text:p text:style-name="P27"/>
        <text:p text:style-name="P27"/>
        <text:p text:style-name="P27"/>
        <text:p text:style-name="P27">2014</text:p>
        <text:p text:style-name="P27"/>
        <text:p text:style-name="P27"/>
        <text:p text:style-name="P27"/>
        <text:p text:style-name="P27"/>
        <text:p text:style-name="P27">2014</text:p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30"/>
        <text:p text:style-name="P30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Roboto" svg:font-family="Roboto" style:font-pitch="variable"/>
    <style:font-face style:name="Roboto Light" svg:font-family="'Roboto Light'" style:font-pitch="variable"/>
    <style:font-face style:name="Roboto Light1" svg:font-family="'Roboto Light'" style:font-adornments="Regular" style:font-pitch="variable"/>
    <style:font-face style:name="Bree Serif" svg:font-family="'Bree Serif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4in" fo:margin-right="0.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6T11:36:39.413000000</meta:creation-date>
    <dc:date>2015-04-06T13:02:55.377000000</dc:date>
    <meta:editing-duration>PT1H26M12S</meta:editing-duration>
    <meta:editing-cycles>19</meta:editing-cycles>
    <meta:generator>LibreOffice/4.3.3.2$Windows_x86 LibreOffice_project/9bb7eadab57b6755b1265afa86e04bf45fbfc644</meta:generator>
    <meta:document-statistic meta:table-count="0" meta:image-count="0" meta:object-count="0" meta:page-count="1" meta:paragraph-count="63" meta:word-count="236" meta:character-count="1733" meta:non-whitespace-character-count="1575"/>
  </office:meta>
</office:document-meta>
</file>